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2.653cm" fo:padding-top="0cm" fo:padding-bottom="0cm" fo:padding-left="0cm" fo:padding-right="0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0.748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2.706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2.795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2.597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2.53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2.619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2.42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2.321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2.749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2.734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0.693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0.891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.698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.854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.985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2.117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.002cm" fo:padding-top="0cm" fo:padding-bottom="0cm" fo:padding-left="0cm" fo:padding-right="0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0.702cm" fo:padding-top="0cm" fo:padding-bottom="0cm" fo:padding-left="0cm" fo:padding-right="0cm"/>
    </style:style>
    <style:style style:name="gr20" style:family="graphic" style:parent-style-name="standard">
      <style:graphic-properties draw:stroke="solid" svg:stroke-width="0.035cm" svg:stroke-color="#000000" draw:fill="solid" draw:fill-color="#000000" fo:padding-top="0.017cm" fo:padding-bottom="0.017cm" fo:padding-left="0.017cm" fo:padding-right="0.017cm"/>
    </style:style>
    <style:style style:name="gr21" style:family="graphic" style:parent-style-name="standard">
      <style:graphic-properties draw:stroke="solid" svg:stroke-width="0.004cm" svg:stroke-color="#000000" draw:fill="none" fo:padding-top="0.002cm" fo:padding-bottom="0.002cm" fo:padding-left="0.002cm" fo:padding-right="0.002cm"/>
    </style:style>
    <style:style style:name="gr22" style:family="graphic" style:parent-style-name="standard">
      <style:graphic-properties draw:stroke="solid" svg:stroke-width="0.004cm" svg:stroke-color="#000000" draw:fill="solid" draw:fill-color="#000000" fo:padding-top="0.002cm" fo:padding-bottom="0.002cm" fo:padding-left="0.002cm" fo:padding-right="0.002cm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2.158cm" fo:padding-top="0cm" fo:padding-bottom="0cm" fo:padding-left="0cm" fo:padding-right="0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.951cm" fo:padding-top="0cm" fo:padding-bottom="0cm" fo:padding-left="0cm" fo:padding-right="0cm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2.796cm" fo:padding-top="0cm" fo:padding-bottom="0cm" fo:padding-left="0cm" fo:padding-right="0cm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0cm" fo:padding-top="0cm" fo:padding-bottom="0cm" fo:padding-left="0cm" fo:padding-right="0cm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2.949cm" fo:padding-top="0cm" fo:padding-bottom="0cm" fo:padding-left="0cm" fo:padding-right="0cm"/>
    </style:style>
    <style:style style:name="P1" style:family="paragraph">
      <style:paragraph-properties fo:text-align="start" style:writing-mode="lr-tb"/>
    </style:style>
    <style:style style:name="T1" style:family="text">
      <style:text-properties fo:color="#000000" style:font-name="Calibri1" fo:font-size="11.1000003814697pt" style:font-size-asian="11.1000003814697pt" style:font-name-complex="Calibri1" style:font-size-complex="11.1000003814697pt"/>
    </style:style>
    <style:style style:name="T2" style:family="text">
      <style:text-properties fo:color="#000000" style:font-name="Calibri1" fo:font-size="11.1000003814697pt" fo:font-weight="bold" style:font-size-asian="11.1000003814697pt" style:font-name-complex="Calibri1" style:font-size-complex="11.1000003814697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layer="layout" svg:width="3.41cm" svg:height="0.458cm" svg:x="1.862cm" svg:y="2.006cm">
          <draw:text-box>
            <text:p text:style-name="P1"><text:span text:style-name="T1">Buzzport Account</text:span></text:p>
          </draw:text-box>
        </draw:frame>
        <draw:frame draw:style-name="gr2" draw:layer="layout" svg:width="1.153cm" svg:height="0.458cm" svg:x="14.172cm" svg:y="2.006cm">
          <draw:text-box>
            <text:p text:style-name="P1"><text:span text:style-name="T1">Name</text:span></text:p>
          </draw:text-box>
        </draw:frame>
        <draw:frame draw:style-name="gr3" draw:layer="layout" svg:width="3.613cm" svg:height="0.458cm" svg:x="6.24cm" svg:y="3.09cm">
          <draw:text-box>
            <text:p text:style-name="P1"><text:span text:style-name="T1">Hist:15, Pcpt:2048</text:span></text:p>
          </draw:text-box>
        </draw:frame>
        <draw:frame draw:style-name="gr4" draw:layer="layout" svg:width="3.736cm" svg:height="0.458cm" svg:x="10.191cm" svg:y="3.09cm">
          <draw:text-box>
            <text:p text:style-name="P1"><text:span text:style-name="T1"><text:s/></text:span><text:span text:style-name="T1">Hist:31, Pcpt:1024</text:span></text:p>
          </draw:text-box>
        </draw:frame>
        <draw:frame draw:style-name="gr5" draw:layer="layout" svg:width="3.486cm" svg:height="0.458cm" svg:x="14.172cm" svg:y="3.09cm">
          <draw:text-box>
            <text:p text:style-name="P1"><text:span text:style-name="T1"><text:s/></text:span><text:span text:style-name="T1">Hist:63, Pcpt:512</text:span></text:p>
          </draw:text-box>
        </draw:frame>
        <draw:frame draw:style-name="gr6" draw:layer="layout" svg:width="3.363cm" svg:height="0.458cm" svg:x="6.24cm" svg:y="3.602cm">
          <draw:text-box>
            <text:p text:style-name="P1"><text:span text:style-name="T1">H15_P2048.32KB</text:span></text:p>
          </draw:text-box>
        </draw:frame>
        <draw:frame draw:style-name="gr7" draw:layer="layout" svg:width="3.486cm" svg:height="0.458cm" svg:x="10.191cm" svg:y="3.602cm">
          <draw:text-box>
            <text:p text:style-name="P1"><text:span text:style-name="T1"><text:s/></text:span><text:span text:style-name="T1">H31_P1024.32KB</text:span></text:p>
          </draw:text-box>
        </draw:frame>
        <draw:frame draw:style-name="gr8" draw:layer="layout" svg:width="3.237cm" svg:height="0.458cm" svg:x="14.172cm" svg:y="3.602cm">
          <draw:text-box>
            <text:p text:style-name="P1"><text:span text:style-name="T1"><text:s/></text:span><text:span text:style-name="T1">H63_P512.32KB</text:span></text:p>
          </draw:text-box>
        </draw:frame>
        <draw:frame draw:style-name="gr9" draw:layer="layout" svg:width="3.528cm" svg:height="0.458cm" svg:x="1.862cm" svg:y="4.627cm">
          <draw:text-box>
            <text:p text:style-name="P1"><text:span text:style-name="T2">ResultDirs ==&gt; </text:span></text:p>
          </draw:text-box>
        </draw:frame>
        <draw:frame draw:style-name="gr10" draw:layer="layout" svg:width="3.787cm" svg:height="0.458cm" svg:x="6.24cm" svg:y="4.627cm">
          <draw:text-box>
            <text:p text:style-name="P1"><text:span text:style-name="T2">PERCEPTRON_15 </text:span></text:p>
          </draw:text-box>
        </draw:frame>
        <draw:frame draw:style-name="gr10" draw:layer="layout" svg:width="3.787cm" svg:height="0.458cm" svg:x="10.191cm" svg:y="4.627cm">
          <draw:text-box>
            <text:p text:style-name="P1"><text:span text:style-name="T2">PERCEPTRON_31 </text:span></text:p>
          </draw:text-box>
        </draw:frame>
        <draw:frame draw:style-name="gr10" draw:layer="layout" svg:width="3.787cm" svg:height="0.458cm" svg:x="14.172cm" svg:y="4.627cm">
          <draw:text-box>
            <text:p text:style-name="P1"><text:span text:style-name="T2">PERCEPTRON_63 </text:span></text:p>
          </draw:text-box>
        </draw:frame>
        <draw:frame draw:style-name="gr11" draw:layer="layout" svg:width="3.626cm" svg:height="0.458cm" svg:x="1.862cm" svg:y="5.139cm">
          <draw:text-box>
            <text:p text:style-name="P1"><text:span text:style-name="T1">LONG-SPEC2K6-00</text:span></text:p>
          </draw:text-box>
        </draw:frame>
        <draw:frame draw:style-name="gr12" draw:layer="layout" svg:width="1.124cm" svg:height="0.458cm" svg:x="9.162cm" svg:y="5.139cm">
          <draw:text-box>
            <text:p text:style-name="P1"><text:span text:style-name="T1">4.315</text:span></text:p>
          </draw:text-box>
        </draw:frame>
        <draw:frame draw:style-name="gr12" draw:layer="layout" svg:width="1.124cm" svg:height="0.458cm" svg:x="13.142cm" svg:y="5.139cm">
          <draw:text-box>
            <text:p text:style-name="P1"><text:span text:style-name="T1">3.350</text:span></text:p>
          </draw:text-box>
        </draw:frame>
        <draw:frame draw:style-name="gr12" draw:layer="layout" svg:width="1.124cm" svg:height="0.458cm" svg:x="16.809cm" svg:y="5.139cm">
          <draw:text-box>
            <text:p text:style-name="P1"><text:span text:style-name="T1">3.596</text:span></text:p>
          </draw:text-box>
        </draw:frame>
        <draw:frame draw:style-name="gr11" draw:layer="layout" svg:width="3.626cm" svg:height="0.458cm" svg:x="1.862cm" svg:y="5.651cm">
          <draw:text-box>
            <text:p text:style-name="P1"><text:span text:style-name="T1">LONG-SPEC2K6-01</text:span></text:p>
          </draw:text-box>
        </draw:frame>
        <draw:frame draw:style-name="gr12" draw:layer="layout" svg:width="1.124cm" svg:height="0.458cm" svg:x="9.162cm" svg:y="5.651cm">
          <draw:text-box>
            <text:p text:style-name="P1"><text:span text:style-name="T1">7.330</text:span></text:p>
          </draw:text-box>
        </draw:frame>
        <draw:frame draw:style-name="gr12" draw:layer="layout" svg:width="1.124cm" svg:height="0.458cm" svg:x="13.142cm" svg:y="5.651cm">
          <draw:text-box>
            <text:p text:style-name="P1"><text:span text:style-name="T1">7.210</text:span></text:p>
          </draw:text-box>
        </draw:frame>
        <draw:frame draw:style-name="gr12" draw:layer="layout" svg:width="1.124cm" svg:height="0.458cm" svg:x="16.809cm" svg:y="5.651cm">
          <draw:text-box>
            <text:p text:style-name="P1"><text:span text:style-name="T1">7.274</text:span></text:p>
          </draw:text-box>
        </draw:frame>
        <draw:frame draw:style-name="gr11" draw:layer="layout" svg:width="3.626cm" svg:height="0.458cm" svg:x="1.862cm" svg:y="6.163cm">
          <draw:text-box>
            <text:p text:style-name="P1"><text:span text:style-name="T1">LONG-SPEC2K6-02</text:span></text:p>
          </draw:text-box>
        </draw:frame>
        <draw:frame draw:style-name="gr12" draw:layer="layout" svg:width="1.124cm" svg:height="0.458cm" svg:x="9.162cm" svg:y="6.163cm">
          <draw:text-box>
            <text:p text:style-name="P1"><text:span text:style-name="T1">5.147</text:span></text:p>
          </draw:text-box>
        </draw:frame>
        <draw:frame draw:style-name="gr12" draw:layer="layout" svg:width="1.124cm" svg:height="0.458cm" svg:x="13.142cm" svg:y="6.163cm">
          <draw:text-box>
            <text:p text:style-name="P1"><text:span text:style-name="T1">3.319</text:span></text:p>
          </draw:text-box>
        </draw:frame>
        <draw:frame draw:style-name="gr12" draw:layer="layout" svg:width="1.124cm" svg:height="0.458cm" svg:x="16.809cm" svg:y="6.163cm">
          <draw:text-box>
            <text:p text:style-name="P1"><text:span text:style-name="T1">3.328</text:span></text:p>
          </draw:text-box>
        </draw:frame>
        <draw:frame draw:style-name="gr11" draw:layer="layout" svg:width="3.626cm" svg:height="0.458cm" svg:x="1.862cm" svg:y="6.676cm">
          <draw:text-box>
            <text:p text:style-name="P1"><text:span text:style-name="T1">LONG-SPEC2K6-03</text:span></text:p>
          </draw:text-box>
        </draw:frame>
        <draw:frame draw:style-name="gr12" draw:layer="layout" svg:width="1.124cm" svg:height="0.458cm" svg:x="9.162cm" svg:y="6.676cm">
          <draw:text-box>
            <text:p text:style-name="P1"><text:span text:style-name="T1">5.535</text:span></text:p>
          </draw:text-box>
        </draw:frame>
        <draw:frame draw:style-name="gr12" draw:layer="layout" svg:width="1.124cm" svg:height="0.458cm" svg:x="13.142cm" svg:y="6.676cm">
          <draw:text-box>
            <text:p text:style-name="P1"><text:span text:style-name="T1">4.266</text:span></text:p>
          </draw:text-box>
        </draw:frame>
        <draw:frame draw:style-name="gr12" draw:layer="layout" svg:width="1.124cm" svg:height="0.458cm" svg:x="16.809cm" svg:y="6.676cm">
          <draw:text-box>
            <text:p text:style-name="P1"><text:span text:style-name="T1">4.455</text:span></text:p>
          </draw:text-box>
        </draw:frame>
        <draw:frame draw:style-name="gr11" draw:layer="layout" svg:width="3.626cm" svg:height="0.458cm" svg:x="1.862cm" svg:y="7.189cm">
          <draw:text-box>
            <text:p text:style-name="P1"><text:span text:style-name="T1">LONG-SPEC2K6-04</text:span></text:p>
          </draw:text-box>
        </draw:frame>
        <draw:frame draw:style-name="gr13" draw:layer="layout" svg:width="1.374cm" svg:height="0.458cm" svg:x="8.963cm" svg:y="7.189cm">
          <draw:text-box>
            <text:p text:style-name="P1"><text:span text:style-name="T1">10.140</text:span></text:p>
          </draw:text-box>
        </draw:frame>
        <draw:frame draw:style-name="gr12" draw:layer="layout" svg:width="1.124cm" svg:height="0.458cm" svg:x="13.142cm" svg:y="7.189cm">
          <draw:text-box>
            <text:p text:style-name="P1"><text:span text:style-name="T1">9.589</text:span></text:p>
          </draw:text-box>
        </draw:frame>
        <draw:frame draw:style-name="gr12" draw:layer="layout" svg:width="1.124cm" svg:height="0.458cm" svg:x="16.809cm" svg:y="7.189cm">
          <draw:text-box>
            <text:p text:style-name="P1"><text:span text:style-name="T1">9.641</text:span></text:p>
          </draw:text-box>
        </draw:frame>
        <draw:frame draw:style-name="gr11" draw:layer="layout" svg:width="3.626cm" svg:height="0.458cm" svg:x="1.862cm" svg:y="7.701cm">
          <draw:text-box>
            <text:p text:style-name="P1"><text:span text:style-name="T1">LONG-SPEC2K6-05</text:span></text:p>
          </draw:text-box>
        </draw:frame>
        <draw:frame draw:style-name="gr12" draw:layer="layout" svg:width="1.124cm" svg:height="0.458cm" svg:x="9.162cm" svg:y="7.701cm">
          <draw:text-box>
            <text:p text:style-name="P1"><text:span text:style-name="T1">5.129</text:span></text:p>
          </draw:text-box>
        </draw:frame>
        <draw:frame draw:style-name="gr12" draw:layer="layout" svg:width="1.124cm" svg:height="0.458cm" svg:x="13.142cm" svg:y="7.701cm">
          <draw:text-box>
            <text:p text:style-name="P1"><text:span text:style-name="T1">5.006</text:span></text:p>
          </draw:text-box>
        </draw:frame>
        <draw:frame draw:style-name="gr12" draw:layer="layout" svg:width="1.124cm" svg:height="0.458cm" svg:x="16.809cm" svg:y="7.701cm">
          <draw:text-box>
            <text:p text:style-name="P1"><text:span text:style-name="T1">5.045</text:span></text:p>
          </draw:text-box>
        </draw:frame>
        <draw:frame draw:style-name="gr11" draw:layer="layout" svg:width="3.626cm" svg:height="0.458cm" svg:x="1.862cm" svg:y="8.213cm">
          <draw:text-box>
            <text:p text:style-name="P1"><text:span text:style-name="T1">LONG-SPEC2K6-06</text:span></text:p>
          </draw:text-box>
        </draw:frame>
        <draw:frame draw:style-name="gr12" draw:layer="layout" svg:width="1.124cm" svg:height="0.458cm" svg:x="9.162cm" svg:y="8.213cm">
          <draw:text-box>
            <text:p text:style-name="P1"><text:span text:style-name="T1">2.979</text:span></text:p>
          </draw:text-box>
        </draw:frame>
        <draw:frame draw:style-name="gr12" draw:layer="layout" svg:width="1.124cm" svg:height="0.458cm" svg:x="13.142cm" svg:y="8.213cm">
          <draw:text-box>
            <text:p text:style-name="P1"><text:span text:style-name="T1">1.833</text:span></text:p>
          </draw:text-box>
        </draw:frame>
        <draw:frame draw:style-name="gr12" draw:layer="layout" svg:width="1.124cm" svg:height="0.458cm" svg:x="16.809cm" svg:y="8.213cm">
          <draw:text-box>
            <text:p text:style-name="P1"><text:span text:style-name="T1">1.837</text:span></text:p>
          </draw:text-box>
        </draw:frame>
        <draw:frame draw:style-name="gr11" draw:layer="layout" svg:width="3.626cm" svg:height="0.458cm" svg:x="1.862cm" svg:y="8.726cm">
          <draw:text-box>
            <text:p text:style-name="P1"><text:span text:style-name="T1">LONG-SPEC2K6-07</text:span></text:p>
          </draw:text-box>
        </draw:frame>
        <draw:frame draw:style-name="gr13" draw:layer="layout" svg:width="1.374cm" svg:height="0.458cm" svg:x="8.963cm" svg:y="8.726cm">
          <draw:text-box>
            <text:p text:style-name="P1"><text:span text:style-name="T1">13.845</text:span></text:p>
          </draw:text-box>
        </draw:frame>
        <draw:frame draw:style-name="gr13" draw:layer="layout" svg:width="1.374cm" svg:height="0.458cm" svg:x="12.943cm" svg:y="8.726cm">
          <draw:text-box>
            <text:p text:style-name="P1"><text:span text:style-name="T1">13.326</text:span></text:p>
          </draw:text-box>
        </draw:frame>
        <draw:frame draw:style-name="gr13" draw:layer="layout" svg:width="1.374cm" svg:height="0.458cm" svg:x="16.61cm" svg:y="8.726cm">
          <draw:text-box>
            <text:p text:style-name="P1"><text:span text:style-name="T1">16.190</text:span></text:p>
          </draw:text-box>
        </draw:frame>
        <draw:frame draw:style-name="gr11" draw:layer="layout" svg:width="3.626cm" svg:height="0.458cm" svg:x="1.862cm" svg:y="9.238cm">
          <draw:text-box>
            <text:p text:style-name="P1"><text:span text:style-name="T1">LONG-SPEC2K6-08</text:span></text:p>
          </draw:text-box>
        </draw:frame>
        <draw:frame draw:style-name="gr12" draw:layer="layout" svg:width="1.124cm" svg:height="0.458cm" svg:x="9.162cm" svg:y="9.238cm">
          <draw:text-box>
            <text:p text:style-name="P1"><text:span text:style-name="T1">1.668</text:span></text:p>
          </draw:text-box>
        </draw:frame>
        <draw:frame draw:style-name="gr12" draw:layer="layout" svg:width="1.124cm" svg:height="0.458cm" svg:x="13.142cm" svg:y="9.238cm">
          <draw:text-box>
            <text:p text:style-name="P1"><text:span text:style-name="T1">1.305</text:span></text:p>
          </draw:text-box>
        </draw:frame>
        <draw:frame draw:style-name="gr12" draw:layer="layout" svg:width="1.124cm" svg:height="0.458cm" svg:x="16.809cm" svg:y="9.238cm">
          <draw:text-box>
            <text:p text:style-name="P1"><text:span text:style-name="T1">1.308</text:span></text:p>
          </draw:text-box>
        </draw:frame>
        <draw:frame draw:style-name="gr11" draw:layer="layout" svg:width="3.626cm" svg:height="0.458cm" svg:x="1.862cm" svg:y="9.75cm">
          <draw:text-box>
            <text:p text:style-name="P1"><text:span text:style-name="T1">LONG-SPEC2K6-09</text:span></text:p>
          </draw:text-box>
        </draw:frame>
        <draw:frame draw:style-name="gr12" draw:layer="layout" svg:width="1.124cm" svg:height="0.458cm" svg:x="9.162cm" svg:y="9.75cm">
          <draw:text-box>
            <text:p text:style-name="P1"><text:span text:style-name="T1">5.423</text:span></text:p>
          </draw:text-box>
        </draw:frame>
        <draw:frame draw:style-name="gr12" draw:layer="layout" svg:width="1.124cm" svg:height="0.458cm" svg:x="13.142cm" svg:y="9.75cm">
          <draw:text-box>
            <text:p text:style-name="P1"><text:span text:style-name="T1">4.812</text:span></text:p>
          </draw:text-box>
        </draw:frame>
        <draw:frame draw:style-name="gr12" draw:layer="layout" svg:width="1.124cm" svg:height="0.458cm" svg:x="16.809cm" svg:y="9.75cm">
          <draw:text-box>
            <text:p text:style-name="P1"><text:span text:style-name="T1">4.835</text:span></text:p>
          </draw:text-box>
        </draw:frame>
        <draw:frame draw:style-name="gr11" draw:layer="layout" svg:width="3.626cm" svg:height="0.458cm" svg:x="1.862cm" svg:y="10.262cm">
          <draw:text-box>
            <text:p text:style-name="P1"><text:span text:style-name="T1">LONG-SPEC2K6-10</text:span></text:p>
          </draw:text-box>
        </draw:frame>
        <draw:frame draw:style-name="gr12" draw:layer="layout" svg:width="1.124cm" svg:height="0.458cm" svg:x="9.162cm" svg:y="10.262cm">
          <draw:text-box>
            <text:p text:style-name="P1"><text:span text:style-name="T1">3.785</text:span></text:p>
          </draw:text-box>
        </draw:frame>
        <draw:frame draw:style-name="gr12" draw:layer="layout" svg:width="1.124cm" svg:height="0.458cm" svg:x="13.142cm" svg:y="10.262cm">
          <draw:text-box>
            <text:p text:style-name="P1"><text:span text:style-name="T1">2.205</text:span></text:p>
          </draw:text-box>
        </draw:frame>
        <draw:frame draw:style-name="gr12" draw:layer="layout" svg:width="1.124cm" svg:height="0.458cm" svg:x="16.809cm" svg:y="10.262cm">
          <draw:text-box>
            <text:p text:style-name="P1"><text:span text:style-name="T1">2.258</text:span></text:p>
          </draw:text-box>
        </draw:frame>
        <draw:frame draw:style-name="gr11" draw:layer="layout" svg:width="3.626cm" svg:height="0.458cm" svg:x="1.862cm" svg:y="10.774cm">
          <draw:text-box>
            <text:p text:style-name="P1"><text:span text:style-name="T1">LONG-SPEC2K6-11</text:span></text:p>
          </draw:text-box>
        </draw:frame>
        <draw:frame draw:style-name="gr12" draw:layer="layout" svg:width="1.124cm" svg:height="0.458cm" svg:x="9.162cm" svg:y="10.774cm">
          <draw:text-box>
            <text:p text:style-name="P1"><text:span text:style-name="T1">3.871</text:span></text:p>
          </draw:text-box>
        </draw:frame>
        <draw:frame draw:style-name="gr12" draw:layer="layout" svg:width="1.124cm" svg:height="0.458cm" svg:x="13.142cm" svg:y="10.774cm">
          <draw:text-box>
            <text:p text:style-name="P1"><text:span text:style-name="T1">2.064</text:span></text:p>
          </draw:text-box>
        </draw:frame>
        <draw:frame draw:style-name="gr12" draw:layer="layout" svg:width="1.124cm" svg:height="0.458cm" svg:x="16.809cm" svg:y="10.774cm">
          <draw:text-box>
            <text:p text:style-name="P1"><text:span text:style-name="T1">2.072</text:span></text:p>
          </draw:text-box>
        </draw:frame>
        <draw:frame draw:style-name="gr11" draw:layer="layout" svg:width="3.626cm" svg:height="0.458cm" svg:x="1.862cm" svg:y="11.287cm">
          <draw:text-box>
            <text:p text:style-name="P1"><text:span text:style-name="T1">LONG-SPEC2K6-12</text:span></text:p>
          </draw:text-box>
        </draw:frame>
        <draw:frame draw:style-name="gr13" draw:layer="layout" svg:width="1.374cm" svg:height="0.458cm" svg:x="8.963cm" svg:y="11.287cm">
          <draw:text-box>
            <text:p text:style-name="P1"><text:span text:style-name="T1">11.818</text:span></text:p>
          </draw:text-box>
        </draw:frame>
        <draw:frame draw:style-name="gr13" draw:layer="layout" svg:width="1.374cm" svg:height="0.458cm" svg:x="12.943cm" svg:y="11.287cm">
          <draw:text-box>
            <text:p text:style-name="P1"><text:span text:style-name="T1">11.398</text:span></text:p>
          </draw:text-box>
        </draw:frame>
        <draw:frame draw:style-name="gr13" draw:layer="layout" svg:width="1.374cm" svg:height="0.458cm" svg:x="16.61cm" svg:y="11.287cm">
          <draw:text-box>
            <text:p text:style-name="P1"><text:span text:style-name="T1">11.437</text:span></text:p>
          </draw:text-box>
        </draw:frame>
        <draw:frame draw:style-name="gr11" draw:layer="layout" svg:width="3.626cm" svg:height="0.458cm" svg:x="1.862cm" svg:y="11.799cm">
          <draw:text-box>
            <text:p text:style-name="P1"><text:span text:style-name="T1">LONG-SPEC2K6-13</text:span></text:p>
          </draw:text-box>
        </draw:frame>
        <draw:frame draw:style-name="gr12" draw:layer="layout" svg:width="1.124cm" svg:height="0.458cm" svg:x="9.162cm" svg:y="11.799cm">
          <draw:text-box>
            <text:p text:style-name="P1"><text:span text:style-name="T1">9.420</text:span></text:p>
          </draw:text-box>
        </draw:frame>
        <draw:frame draw:style-name="gr12" draw:layer="layout" svg:width="1.124cm" svg:height="0.458cm" svg:x="13.142cm" svg:y="11.799cm">
          <draw:text-box>
            <text:p text:style-name="P1"><text:span text:style-name="T1">7.474</text:span></text:p>
          </draw:text-box>
        </draw:frame>
        <draw:frame draw:style-name="gr12" draw:layer="layout" svg:width="1.124cm" svg:height="0.458cm" svg:x="16.809cm" svg:y="11.799cm">
          <draw:text-box>
            <text:p text:style-name="P1"><text:span text:style-name="T1">8.409</text:span></text:p>
          </draw:text-box>
        </draw:frame>
        <draw:frame draw:style-name="gr11" draw:layer="layout" svg:width="3.626cm" svg:height="0.458cm" svg:x="1.862cm" svg:y="12.311cm">
          <draw:text-box>
            <text:p text:style-name="P1"><text:span text:style-name="T1">LONG-SPEC2K6-14</text:span></text:p>
          </draw:text-box>
        </draw:frame>
        <draw:frame draw:style-name="gr12" draw:layer="layout" svg:width="1.124cm" svg:height="0.458cm" svg:x="9.162cm" svg:y="12.311cm">
          <draw:text-box>
            <text:p text:style-name="P1"><text:span text:style-name="T1">4.577</text:span></text:p>
          </draw:text-box>
        </draw:frame>
        <draw:frame draw:style-name="gr12" draw:layer="layout" svg:width="1.124cm" svg:height="0.458cm" svg:x="13.142cm" svg:y="12.311cm">
          <draw:text-box>
            <text:p text:style-name="P1"><text:span text:style-name="T1">1.639</text:span></text:p>
          </draw:text-box>
        </draw:frame>
        <draw:frame draw:style-name="gr12" draw:layer="layout" svg:width="1.124cm" svg:height="0.458cm" svg:x="16.809cm" svg:y="12.311cm">
          <draw:text-box>
            <text:p text:style-name="P1"><text:span text:style-name="T1">1.639</text:span></text:p>
          </draw:text-box>
        </draw:frame>
        <draw:frame draw:style-name="gr11" draw:layer="layout" svg:width="3.626cm" svg:height="0.458cm" svg:x="1.862cm" svg:y="12.823cm">
          <draw:text-box>
            <text:p text:style-name="P1"><text:span text:style-name="T1">LONG-SPEC2K6-15</text:span></text:p>
          </draw:text-box>
        </draw:frame>
        <draw:frame draw:style-name="gr12" draw:layer="layout" svg:width="1.124cm" svg:height="0.458cm" svg:x="9.162cm" svg:y="12.823cm">
          <draw:text-box>
            <text:p text:style-name="P1"><text:span text:style-name="T1">2.528</text:span></text:p>
          </draw:text-box>
        </draw:frame>
        <draw:frame draw:style-name="gr12" draw:layer="layout" svg:width="1.124cm" svg:height="0.458cm" svg:x="13.142cm" svg:y="12.823cm">
          <draw:text-box>
            <text:p text:style-name="P1"><text:span text:style-name="T1">1.552</text:span></text:p>
          </draw:text-box>
        </draw:frame>
        <draw:frame draw:style-name="gr12" draw:layer="layout" svg:width="1.124cm" svg:height="0.458cm" svg:x="16.809cm" svg:y="12.823cm">
          <draw:text-box>
            <text:p text:style-name="P1"><text:span text:style-name="T1">1.593</text:span></text:p>
          </draw:text-box>
        </draw:frame>
        <draw:frame draw:style-name="gr11" draw:layer="layout" svg:width="3.626cm" svg:height="0.458cm" svg:x="1.862cm" svg:y="13.336cm">
          <draw:text-box>
            <text:p text:style-name="P1"><text:span text:style-name="T1">LONG-SPEC2K6-16</text:span></text:p>
          </draw:text-box>
        </draw:frame>
        <draw:frame draw:style-name="gr12" draw:layer="layout" svg:width="1.124cm" svg:height="0.458cm" svg:x="9.162cm" svg:y="13.336cm">
          <draw:text-box>
            <text:p text:style-name="P1"><text:span text:style-name="T1">4.316</text:span></text:p>
          </draw:text-box>
        </draw:frame>
        <draw:frame draw:style-name="gr12" draw:layer="layout" svg:width="1.124cm" svg:height="0.458cm" svg:x="13.142cm" svg:y="13.336cm">
          <draw:text-box>
            <text:p text:style-name="P1"><text:span text:style-name="T1">3.446</text:span></text:p>
          </draw:text-box>
        </draw:frame>
        <draw:frame draw:style-name="gr12" draw:layer="layout" svg:width="1.124cm" svg:height="0.458cm" svg:x="16.809cm" svg:y="13.336cm">
          <draw:text-box>
            <text:p text:style-name="P1"><text:span text:style-name="T1">3.459</text:span></text:p>
          </draw:text-box>
        </draw:frame>
        <draw:frame draw:style-name="gr11" draw:layer="layout" svg:width="3.626cm" svg:height="0.458cm" svg:x="1.862cm" svg:y="13.849cm">
          <draw:text-box>
            <text:p text:style-name="P1"><text:span text:style-name="T1">LONG-SPEC2K6-17</text:span></text:p>
          </draw:text-box>
        </draw:frame>
        <draw:frame draw:style-name="gr12" draw:layer="layout" svg:width="1.124cm" svg:height="0.458cm" svg:x="9.162cm" svg:y="13.849cm">
          <draw:text-box>
            <text:p text:style-name="P1"><text:span text:style-name="T1">5.490</text:span></text:p>
          </draw:text-box>
        </draw:frame>
        <draw:frame draw:style-name="gr12" draw:layer="layout" svg:width="1.124cm" svg:height="0.458cm" svg:x="13.142cm" svg:y="13.849cm">
          <draw:text-box>
            <text:p text:style-name="P1"><text:span text:style-name="T1">3.899</text:span></text:p>
          </draw:text-box>
        </draw:frame>
        <draw:frame draw:style-name="gr12" draw:layer="layout" svg:width="1.124cm" svg:height="0.458cm" svg:x="16.809cm" svg:y="13.849cm">
          <draw:text-box>
            <text:p text:style-name="P1"><text:span text:style-name="T1">3.937</text:span></text:p>
          </draw:text-box>
        </draw:frame>
        <draw:frame draw:style-name="gr11" draw:layer="layout" svg:width="3.626cm" svg:height="0.458cm" svg:x="1.862cm" svg:y="14.361cm">
          <draw:text-box>
            <text:p text:style-name="P1"><text:span text:style-name="T1">LONG-SPEC2K6-18</text:span></text:p>
          </draw:text-box>
        </draw:frame>
        <draw:frame draw:style-name="gr12" draw:layer="layout" svg:width="1.124cm" svg:height="0.458cm" svg:x="9.162cm" svg:y="14.361cm">
          <draw:text-box>
            <text:p text:style-name="P1"><text:span text:style-name="T1">1.460</text:span></text:p>
          </draw:text-box>
        </draw:frame>
        <draw:frame draw:style-name="gr12" draw:layer="layout" svg:width="1.124cm" svg:height="0.458cm" svg:x="13.142cm" svg:y="14.361cm">
          <draw:text-box>
            <text:p text:style-name="P1"><text:span text:style-name="T1">1.119</text:span></text:p>
          </draw:text-box>
        </draw:frame>
        <draw:frame draw:style-name="gr12" draw:layer="layout" svg:width="1.124cm" svg:height="0.458cm" svg:x="16.809cm" svg:y="14.361cm">
          <draw:text-box>
            <text:p text:style-name="P1"><text:span text:style-name="T1">1.119</text:span></text:p>
          </draw:text-box>
        </draw:frame>
        <draw:frame draw:style-name="gr11" draw:layer="layout" svg:width="3.626cm" svg:height="0.458cm" svg:x="1.862cm" svg:y="14.873cm">
          <draw:text-box>
            <text:p text:style-name="P1"><text:span text:style-name="T1">LONG-SPEC2K6-19</text:span></text:p>
          </draw:text-box>
        </draw:frame>
        <draw:frame draw:style-name="gr12" draw:layer="layout" svg:width="1.124cm" svg:height="0.458cm" svg:x="9.162cm" svg:y="14.873cm">
          <draw:text-box>
            <text:p text:style-name="P1"><text:span text:style-name="T1">2.414</text:span></text:p>
          </draw:text-box>
        </draw:frame>
        <draw:frame draw:style-name="gr12" draw:layer="layout" svg:width="1.124cm" svg:height="0.458cm" svg:x="13.142cm" svg:y="14.873cm">
          <draw:text-box>
            <text:p text:style-name="P1"><text:span text:style-name="T1">2.214</text:span></text:p>
          </draw:text-box>
        </draw:frame>
        <draw:frame draw:style-name="gr12" draw:layer="layout" svg:width="1.124cm" svg:height="0.458cm" svg:x="16.809cm" svg:y="14.873cm">
          <draw:text-box>
            <text:p text:style-name="P1"><text:span text:style-name="T1">2.236</text:span></text:p>
          </draw:text-box>
        </draw:frame>
        <draw:frame draw:style-name="gr14" draw:layer="layout" svg:width="2.258cm" svg:height="0.458cm" svg:x="1.862cm" svg:y="15.385cm">
          <draw:text-box>
            <text:p text:style-name="P1"><text:span text:style-name="T1">SHORT-FP-1</text:span></text:p>
          </draw:text-box>
        </draw:frame>
        <draw:frame draw:style-name="gr12" draw:layer="layout" svg:width="1.124cm" svg:height="0.458cm" svg:x="9.162cm" svg:y="15.385cm">
          <draw:text-box>
            <text:p text:style-name="P1"><text:span text:style-name="T1">3.341</text:span></text:p>
          </draw:text-box>
        </draw:frame>
        <draw:frame draw:style-name="gr12" draw:layer="layout" svg:width="1.124cm" svg:height="0.458cm" svg:x="13.142cm" svg:y="15.385cm">
          <draw:text-box>
            <text:p text:style-name="P1"><text:span text:style-name="T1">2.325</text:span></text:p>
          </draw:text-box>
        </draw:frame>
        <draw:frame draw:style-name="gr12" draw:layer="layout" svg:width="1.124cm" svg:height="0.458cm" svg:x="16.809cm" svg:y="15.385cm">
          <draw:text-box>
            <text:p text:style-name="P1"><text:span text:style-name="T1">2.327</text:span></text:p>
          </draw:text-box>
        </draw:frame>
        <draw:frame draw:style-name="gr14" draw:layer="layout" svg:width="2.258cm" svg:height="0.458cm" svg:x="1.862cm" svg:y="15.898cm">
          <draw:text-box>
            <text:p text:style-name="P1"><text:span text:style-name="T1">SHORT-FP-2</text:span></text:p>
          </draw:text-box>
        </draw:frame>
        <draw:frame draw:style-name="gr12" draw:layer="layout" svg:width="1.124cm" svg:height="0.458cm" svg:x="9.162cm" svg:y="15.898cm">
          <draw:text-box>
            <text:p text:style-name="P1"><text:span text:style-name="T1">0.992</text:span></text:p>
          </draw:text-box>
        </draw:frame>
        <draw:frame draw:style-name="gr12" draw:layer="layout" svg:width="1.124cm" svg:height="0.458cm" svg:x="13.142cm" svg:y="15.898cm">
          <draw:text-box>
            <text:p text:style-name="P1"><text:span text:style-name="T1">0.940</text:span></text:p>
          </draw:text-box>
        </draw:frame>
        <draw:frame draw:style-name="gr12" draw:layer="layout" svg:width="1.124cm" svg:height="0.458cm" svg:x="16.809cm" svg:y="15.898cm">
          <draw:text-box>
            <text:p text:style-name="P1"><text:span text:style-name="T1">0.945</text:span></text:p>
          </draw:text-box>
        </draw:frame>
        <draw:frame draw:style-name="gr14" draw:layer="layout" svg:width="2.258cm" svg:height="0.458cm" svg:x="1.862cm" svg:y="16.41cm">
          <draw:text-box>
            <text:p text:style-name="P1"><text:span text:style-name="T1">SHORT-FP-3</text:span></text:p>
          </draw:text-box>
        </draw:frame>
        <draw:frame draw:style-name="gr12" draw:layer="layout" svg:width="1.124cm" svg:height="0.458cm" svg:x="9.162cm" svg:y="16.41cm">
          <draw:text-box>
            <text:p text:style-name="P1"><text:span text:style-name="T1">0.438</text:span></text:p>
          </draw:text-box>
        </draw:frame>
        <draw:frame draw:style-name="gr12" draw:layer="layout" svg:width="1.124cm" svg:height="0.458cm" svg:x="13.142cm" svg:y="16.41cm">
          <draw:text-box>
            <text:p text:style-name="P1"><text:span text:style-name="T1">0.436</text:span></text:p>
          </draw:text-box>
        </draw:frame>
        <draw:frame draw:style-name="gr12" draw:layer="layout" svg:width="1.124cm" svg:height="0.458cm" svg:x="16.809cm" svg:y="16.41cm">
          <draw:text-box>
            <text:p text:style-name="P1"><text:span text:style-name="T1">0.433</text:span></text:p>
          </draw:text-box>
        </draw:frame>
        <draw:frame draw:style-name="gr14" draw:layer="layout" svg:width="2.258cm" svg:height="0.458cm" svg:x="1.862cm" svg:y="16.922cm">
          <draw:text-box>
            <text:p text:style-name="P1"><text:span text:style-name="T1">SHORT-FP-4</text:span></text:p>
          </draw:text-box>
        </draw:frame>
        <draw:frame draw:style-name="gr12" draw:layer="layout" svg:width="1.124cm" svg:height="0.458cm" svg:x="9.162cm" svg:y="16.922cm">
          <draw:text-box>
            <text:p text:style-name="P1"><text:span text:style-name="T1">0.299</text:span></text:p>
          </draw:text-box>
        </draw:frame>
        <draw:frame draw:style-name="gr12" draw:layer="layout" svg:width="1.124cm" svg:height="0.458cm" svg:x="13.142cm" svg:y="16.922cm">
          <draw:text-box>
            <text:p text:style-name="P1"><text:span text:style-name="T1">0.191</text:span></text:p>
          </draw:text-box>
        </draw:frame>
        <draw:frame draw:style-name="gr12" draw:layer="layout" svg:width="1.124cm" svg:height="0.458cm" svg:x="16.809cm" svg:y="16.922cm">
          <draw:text-box>
            <text:p text:style-name="P1"><text:span text:style-name="T1">0.188</text:span></text:p>
          </draw:text-box>
        </draw:frame>
        <draw:frame draw:style-name="gr14" draw:layer="layout" svg:width="2.258cm" svg:height="0.458cm" svg:x="1.862cm" svg:y="17.434cm">
          <draw:text-box>
            <text:p text:style-name="P1"><text:span text:style-name="T1">SHORT-FP-5</text:span></text:p>
          </draw:text-box>
        </draw:frame>
        <draw:frame draw:style-name="gr12" draw:layer="layout" svg:width="1.124cm" svg:height="0.458cm" svg:x="9.162cm" svg:y="17.434cm">
          <draw:text-box>
            <text:p text:style-name="P1"><text:span text:style-name="T1">0.805</text:span></text:p>
          </draw:text-box>
        </draw:frame>
        <draw:frame draw:style-name="gr12" draw:layer="layout" svg:width="1.124cm" svg:height="0.458cm" svg:x="13.142cm" svg:y="17.434cm">
          <draw:text-box>
            <text:p text:style-name="P1"><text:span text:style-name="T1">0.788</text:span></text:p>
          </draw:text-box>
        </draw:frame>
        <draw:frame draw:style-name="gr12" draw:layer="layout" svg:width="1.124cm" svg:height="0.458cm" svg:x="16.809cm" svg:y="17.434cm">
          <draw:text-box>
            <text:p text:style-name="P1"><text:span text:style-name="T1">0.788</text:span></text:p>
          </draw:text-box>
        </draw:frame>
        <draw:frame draw:style-name="gr15" draw:layer="layout" svg:width="2.419cm" svg:height="0.458cm" svg:x="1.862cm" svg:y="17.946cm">
          <draw:text-box>
            <text:p text:style-name="P1"><text:span text:style-name="T1">SHORT-INT-1</text:span></text:p>
          </draw:text-box>
        </draw:frame>
        <draw:frame draw:style-name="gr12" draw:layer="layout" svg:width="1.124cm" svg:height="0.458cm" svg:x="9.162cm" svg:y="17.946cm">
          <draw:text-box>
            <text:p text:style-name="P1"><text:span text:style-name="T1">6.750</text:span></text:p>
          </draw:text-box>
        </draw:frame>
        <draw:frame draw:style-name="gr12" draw:layer="layout" svg:width="1.124cm" svg:height="0.458cm" svg:x="13.142cm" svg:y="17.946cm">
          <draw:text-box>
            <text:p text:style-name="P1"><text:span text:style-name="T1">4.110</text:span></text:p>
          </draw:text-box>
        </draw:frame>
        <draw:frame draw:style-name="gr12" draw:layer="layout" svg:width="1.124cm" svg:height="0.458cm" svg:x="16.809cm" svg:y="17.946cm">
          <draw:text-box>
            <text:p text:style-name="P1"><text:span text:style-name="T1">4.041</text:span></text:p>
          </draw:text-box>
        </draw:frame>
        <draw:frame draw:style-name="gr15" draw:layer="layout" svg:width="2.419cm" svg:height="0.458cm" svg:x="1.862cm" svg:y="18.459cm">
          <draw:text-box>
            <text:p text:style-name="P1"><text:span text:style-name="T1">SHORT-INT-2</text:span></text:p>
          </draw:text-box>
        </draw:frame>
        <draw:frame draw:style-name="gr12" draw:layer="layout" svg:width="1.124cm" svg:height="0.458cm" svg:x="9.162cm" svg:y="18.459cm">
          <draw:text-box>
            <text:p text:style-name="P1"><text:span text:style-name="T1">7.245</text:span></text:p>
          </draw:text-box>
        </draw:frame>
        <draw:frame draw:style-name="gr12" draw:layer="layout" svg:width="1.124cm" svg:height="0.458cm" svg:x="13.142cm" svg:y="18.459cm">
          <draw:text-box>
            <text:p text:style-name="P1"><text:span text:style-name="T1">6.621</text:span></text:p>
          </draw:text-box>
        </draw:frame>
        <draw:frame draw:style-name="gr12" draw:layer="layout" svg:width="1.124cm" svg:height="0.458cm" svg:x="16.809cm" svg:y="18.459cm">
          <draw:text-box>
            <text:p text:style-name="P1"><text:span text:style-name="T1">7.409</text:span></text:p>
          </draw:text-box>
        </draw:frame>
        <draw:frame draw:style-name="gr15" draw:layer="layout" svg:width="2.419cm" svg:height="0.458cm" svg:x="1.862cm" svg:y="18.971cm">
          <draw:text-box>
            <text:p text:style-name="P1"><text:span text:style-name="T1">SHORT-INT-3</text:span></text:p>
          </draw:text-box>
        </draw:frame>
        <draw:frame draw:style-name="gr13" draw:layer="layout" svg:width="1.374cm" svg:height="0.458cm" svg:x="8.963cm" svg:y="18.971cm">
          <draw:text-box>
            <text:p text:style-name="P1"><text:span text:style-name="T1">10.714</text:span></text:p>
          </draw:text-box>
        </draw:frame>
        <draw:frame draw:style-name="gr12" draw:layer="layout" svg:width="1.124cm" svg:height="0.458cm" svg:x="13.142cm" svg:y="18.971cm">
          <draw:text-box>
            <text:p text:style-name="P1"><text:span text:style-name="T1">7.638</text:span></text:p>
          </draw:text-box>
        </draw:frame>
        <draw:frame draw:style-name="gr12" draw:layer="layout" svg:width="1.124cm" svg:height="0.458cm" svg:x="16.809cm" svg:y="18.971cm">
          <draw:text-box>
            <text:p text:style-name="P1"><text:span text:style-name="T1">7.913</text:span></text:p>
          </draw:text-box>
        </draw:frame>
        <draw:frame draw:style-name="gr15" draw:layer="layout" svg:width="2.419cm" svg:height="0.458cm" svg:x="1.862cm" svg:y="19.483cm">
          <draw:text-box>
            <text:p text:style-name="P1"><text:span text:style-name="T1">SHORT-INT-4</text:span></text:p>
          </draw:text-box>
        </draw:frame>
        <draw:frame draw:style-name="gr12" draw:layer="layout" svg:width="1.124cm" svg:height="0.458cm" svg:x="9.162cm" svg:y="19.483cm">
          <draw:text-box>
            <text:p text:style-name="P1"><text:span text:style-name="T1">2.127</text:span></text:p>
          </draw:text-box>
        </draw:frame>
        <draw:frame draw:style-name="gr12" draw:layer="layout" svg:width="1.124cm" svg:height="0.458cm" svg:x="13.142cm" svg:y="19.483cm">
          <draw:text-box>
            <text:p text:style-name="P1"><text:span text:style-name="T1">1.452</text:span></text:p>
          </draw:text-box>
        </draw:frame>
        <draw:frame draw:style-name="gr12" draw:layer="layout" svg:width="1.124cm" svg:height="0.458cm" svg:x="16.809cm" svg:y="19.483cm">
          <draw:text-box>
            <text:p text:style-name="P1"><text:span text:style-name="T1">1.455</text:span></text:p>
          </draw:text-box>
        </draw:frame>
        <draw:frame draw:style-name="gr15" draw:layer="layout" svg:width="2.419cm" svg:height="0.458cm" svg:x="1.862cm" svg:y="19.995cm">
          <draw:text-box>
            <text:p text:style-name="P1"><text:span text:style-name="T1">SHORT-INT-5</text:span></text:p>
          </draw:text-box>
        </draw:frame>
        <draw:frame draw:style-name="gr12" draw:layer="layout" svg:width="1.124cm" svg:height="0.458cm" svg:x="9.162cm" svg:y="19.995cm">
          <draw:text-box>
            <text:p text:style-name="P1"><text:span text:style-name="T1">0.409</text:span></text:p>
          </draw:text-box>
        </draw:frame>
        <draw:frame draw:style-name="gr12" draw:layer="layout" svg:width="1.124cm" svg:height="0.458cm" svg:x="13.142cm" svg:y="19.995cm">
          <draw:text-box>
            <text:p text:style-name="P1"><text:span text:style-name="T1">0.373</text:span></text:p>
          </draw:text-box>
        </draw:frame>
        <draw:frame draw:style-name="gr12" draw:layer="layout" svg:width="1.124cm" svg:height="0.458cm" svg:x="16.809cm" svg:y="19.995cm">
          <draw:text-box>
            <text:p text:style-name="P1"><text:span text:style-name="T1">0.373</text:span></text:p>
          </draw:text-box>
        </draw:frame>
        <draw:frame draw:style-name="gr16" draw:layer="layout" svg:width="2.483cm" svg:height="0.458cm" svg:x="1.862cm" svg:y="20.509cm">
          <draw:text-box>
            <text:p text:style-name="P1"><text:span text:style-name="T1">SHORT-MM-1</text:span></text:p>
          </draw:text-box>
        </draw:frame>
        <draw:frame draw:style-name="gr12" draw:layer="layout" svg:width="1.124cm" svg:height="0.458cm" svg:x="9.162cm" svg:y="20.509cm">
          <draw:text-box>
            <text:p text:style-name="P1"><text:span text:style-name="T1">7.740</text:span></text:p>
          </draw:text-box>
        </draw:frame>
        <draw:frame draw:style-name="gr12" draw:layer="layout" svg:width="1.124cm" svg:height="0.458cm" svg:x="13.142cm" svg:y="20.509cm">
          <draw:text-box>
            <text:p text:style-name="P1"><text:span text:style-name="T1">7.396</text:span></text:p>
          </draw:text-box>
        </draw:frame>
        <draw:frame draw:style-name="gr12" draw:layer="layout" svg:width="1.124cm" svg:height="0.458cm" svg:x="16.809cm" svg:y="20.509cm">
          <draw:text-box>
            <text:p text:style-name="P1"><text:span text:style-name="T1">7.459</text:span></text:p>
          </draw:text-box>
        </draw:frame>
        <draw:frame draw:style-name="gr16" draw:layer="layout" svg:width="2.483cm" svg:height="0.458cm" svg:x="1.862cm" svg:y="21.021cm">
          <draw:text-box>
            <text:p text:style-name="P1"><text:span text:style-name="T1">SHORT-MM-2</text:span></text:p>
          </draw:text-box>
        </draw:frame>
        <draw:frame draw:style-name="gr12" draw:layer="layout" svg:width="1.124cm" svg:height="0.458cm" svg:x="9.162cm" svg:y="21.021cm">
          <draw:text-box>
            <text:p text:style-name="P1"><text:span text:style-name="T1">9.375</text:span></text:p>
          </draw:text-box>
        </draw:frame>
        <draw:frame draw:style-name="gr12" draw:layer="layout" svg:width="1.124cm" svg:height="0.458cm" svg:x="13.142cm" svg:y="21.021cm">
          <draw:text-box>
            <text:p text:style-name="P1"><text:span text:style-name="T1">9.221</text:span></text:p>
          </draw:text-box>
        </draw:frame>
        <draw:frame draw:style-name="gr12" draw:layer="layout" svg:width="1.124cm" svg:height="0.458cm" svg:x="16.809cm" svg:y="21.021cm">
          <draw:text-box>
            <text:p text:style-name="P1"><text:span text:style-name="T1">9.350</text:span></text:p>
          </draw:text-box>
        </draw:frame>
        <draw:frame draw:style-name="gr16" draw:layer="layout" svg:width="2.483cm" svg:height="0.458cm" svg:x="1.862cm" svg:y="21.533cm">
          <draw:text-box>
            <text:p text:style-name="P1"><text:span text:style-name="T1">SHORT-MM-3</text:span></text:p>
          </draw:text-box>
        </draw:frame>
        <draw:frame draw:style-name="gr12" draw:layer="layout" svg:width="1.124cm" svg:height="0.458cm" svg:x="9.162cm" svg:y="21.533cm">
          <draw:text-box>
            <text:p text:style-name="P1"><text:span text:style-name="T1">3.903</text:span></text:p>
          </draw:text-box>
        </draw:frame>
        <draw:frame draw:style-name="gr12" draw:layer="layout" svg:width="1.124cm" svg:height="0.458cm" svg:x="13.142cm" svg:y="21.533cm">
          <draw:text-box>
            <text:p text:style-name="P1"><text:span text:style-name="T1">1.861</text:span></text:p>
          </draw:text-box>
        </draw:frame>
        <draw:frame draw:style-name="gr12" draw:layer="layout" svg:width="1.124cm" svg:height="0.458cm" svg:x="16.809cm" svg:y="21.533cm">
          <draw:text-box>
            <text:p text:style-name="P1"><text:span text:style-name="T1">1.847</text:span></text:p>
          </draw:text-box>
        </draw:frame>
        <draw:frame draw:style-name="gr16" draw:layer="layout" svg:width="2.483cm" svg:height="0.458cm" svg:x="1.862cm" svg:y="22.045cm">
          <draw:text-box>
            <text:p text:style-name="P1"><text:span text:style-name="T1">SHORT-MM-4</text:span></text:p>
          </draw:text-box>
        </draw:frame>
        <draw:frame draw:style-name="gr12" draw:layer="layout" svg:width="1.124cm" svg:height="0.458cm" svg:x="9.162cm" svg:y="22.045cm">
          <draw:text-box>
            <text:p text:style-name="P1"><text:span text:style-name="T1">1.778</text:span></text:p>
          </draw:text-box>
        </draw:frame>
        <draw:frame draw:style-name="gr12" draw:layer="layout" svg:width="1.124cm" svg:height="0.458cm" svg:x="13.142cm" svg:y="22.045cm">
          <draw:text-box>
            <text:p text:style-name="P1"><text:span text:style-name="T1">1.434</text:span></text:p>
          </draw:text-box>
        </draw:frame>
        <draw:frame draw:style-name="gr12" draw:layer="layout" svg:width="1.124cm" svg:height="0.458cm" svg:x="16.809cm" svg:y="22.045cm">
          <draw:text-box>
            <text:p text:style-name="P1"><text:span text:style-name="T1">1.440</text:span></text:p>
          </draw:text-box>
        </draw:frame>
        <draw:frame draw:style-name="gr16" draw:layer="layout" svg:width="2.483cm" svg:height="0.458cm" svg:x="1.862cm" svg:y="22.558cm">
          <draw:text-box>
            <text:p text:style-name="P1"><text:span text:style-name="T1">SHORT-MM-5</text:span></text:p>
          </draw:text-box>
        </draw:frame>
        <draw:frame draw:style-name="gr12" draw:layer="layout" svg:width="1.124cm" svg:height="0.458cm" svg:x="9.162cm" svg:y="22.558cm">
          <draw:text-box>
            <text:p text:style-name="P1"><text:span text:style-name="T1">5.378</text:span></text:p>
          </draw:text-box>
        </draw:frame>
        <draw:frame draw:style-name="gr12" draw:layer="layout" svg:width="1.124cm" svg:height="0.458cm" svg:x="13.142cm" svg:y="22.558cm">
          <draw:text-box>
            <text:p text:style-name="P1"><text:span text:style-name="T1">5.250</text:span></text:p>
          </draw:text-box>
        </draw:frame>
        <draw:frame draw:style-name="gr12" draw:layer="layout" svg:width="1.124cm" svg:height="0.458cm" svg:x="16.809cm" svg:y="22.558cm">
          <draw:text-box>
            <text:p text:style-name="P1"><text:span text:style-name="T1">6.157</text:span></text:p>
          </draw:text-box>
        </draw:frame>
        <draw:frame draw:style-name="gr17" draw:layer="layout" svg:width="2.792cm" svg:height="0.458cm" svg:x="1.862cm" svg:y="23.07cm">
          <draw:text-box>
            <text:p text:style-name="P1"><text:span text:style-name="T1">SHORT-SERV-1</text:span></text:p>
          </draw:text-box>
        </draw:frame>
        <draw:frame draw:style-name="gr12" draw:layer="layout" svg:width="1.124cm" svg:height="0.458cm" svg:x="9.162cm" svg:y="23.07cm">
          <draw:text-box>
            <text:p text:style-name="P1"><text:span text:style-name="T1">3.076</text:span></text:p>
          </draw:text-box>
        </draw:frame>
        <draw:frame draw:style-name="gr12" draw:layer="layout" svg:width="1.124cm" svg:height="0.458cm" svg:x="13.142cm" svg:y="23.07cm">
          <draw:text-box>
            <text:p text:style-name="P1"><text:span text:style-name="T1">2.543</text:span></text:p>
          </draw:text-box>
        </draw:frame>
        <draw:frame draw:style-name="gr12" draw:layer="layout" svg:width="1.124cm" svg:height="0.458cm" svg:x="16.809cm" svg:y="23.07cm">
          <draw:text-box>
            <text:p text:style-name="P1"><text:span text:style-name="T1">3.316</text:span></text:p>
          </draw:text-box>
        </draw:frame>
        <draw:frame draw:style-name="gr17" draw:layer="layout" svg:width="2.792cm" svg:height="0.458cm" svg:x="1.862cm" svg:y="23.582cm">
          <draw:text-box>
            <text:p text:style-name="P1"><text:span text:style-name="T1">SHORT-SERV-2</text:span></text:p>
          </draw:text-box>
        </draw:frame>
        <draw:frame draw:style-name="gr12" draw:layer="layout" svg:width="1.124cm" svg:height="0.458cm" svg:x="9.162cm" svg:y="23.582cm">
          <draw:text-box>
            <text:p text:style-name="P1"><text:span text:style-name="T1">3.009</text:span></text:p>
          </draw:text-box>
        </draw:frame>
        <draw:frame draw:style-name="gr12" draw:layer="layout" svg:width="1.124cm" svg:height="0.458cm" svg:x="13.142cm" svg:y="23.582cm">
          <draw:text-box>
            <text:p text:style-name="P1"><text:span text:style-name="T1">2.488</text:span></text:p>
          </draw:text-box>
        </draw:frame>
        <draw:frame draw:style-name="gr12" draw:layer="layout" svg:width="1.124cm" svg:height="0.458cm" svg:x="16.809cm" svg:y="23.582cm">
          <draw:text-box>
            <text:p text:style-name="P1"><text:span text:style-name="T1">3.344</text:span></text:p>
          </draw:text-box>
        </draw:frame>
        <draw:frame draw:style-name="gr17" draw:layer="layout" svg:width="2.792cm" svg:height="0.458cm" svg:x="1.862cm" svg:y="24.094cm">
          <draw:text-box>
            <text:p text:style-name="P1"><text:span text:style-name="T1">SHORT-SERV-3</text:span></text:p>
          </draw:text-box>
        </draw:frame>
        <draw:frame draw:style-name="gr12" draw:layer="layout" svg:width="1.124cm" svg:height="0.458cm" svg:x="9.162cm" svg:y="24.094cm">
          <draw:text-box>
            <text:p text:style-name="P1"><text:span text:style-name="T1">5.852</text:span></text:p>
          </draw:text-box>
        </draw:frame>
        <draw:frame draw:style-name="gr12" draw:layer="layout" svg:width="1.124cm" svg:height="0.458cm" svg:x="13.142cm" svg:y="24.094cm">
          <draw:text-box>
            <text:p text:style-name="P1"><text:span text:style-name="T1">5.611</text:span></text:p>
          </draw:text-box>
        </draw:frame>
        <draw:frame draw:style-name="gr12" draw:layer="layout" svg:width="1.124cm" svg:height="0.458cm" svg:x="16.809cm" svg:y="24.094cm">
          <draw:text-box>
            <text:p text:style-name="P1"><text:span text:style-name="T1">6.460</text:span></text:p>
          </draw:text-box>
        </draw:frame>
        <draw:frame draw:style-name="gr17" draw:layer="layout" svg:width="2.792cm" svg:height="0.458cm" svg:x="1.862cm" svg:y="24.607cm">
          <draw:text-box>
            <text:p text:style-name="P1"><text:span text:style-name="T1">SHORT-SERV-4</text:span></text:p>
          </draw:text-box>
        </draw:frame>
        <draw:frame draw:style-name="gr12" draw:layer="layout" svg:width="1.124cm" svg:height="0.458cm" svg:x="9.162cm" svg:y="24.607cm">
          <draw:text-box>
            <text:p text:style-name="P1"><text:span text:style-name="T1">4.591</text:span></text:p>
          </draw:text-box>
        </draw:frame>
        <draw:frame draw:style-name="gr12" draw:layer="layout" svg:width="1.124cm" svg:height="0.458cm" svg:x="13.142cm" svg:y="24.607cm">
          <draw:text-box>
            <text:p text:style-name="P1"><text:span text:style-name="T1">4.386</text:span></text:p>
          </draw:text-box>
        </draw:frame>
        <draw:frame draw:style-name="gr12" draw:layer="layout" svg:width="1.124cm" svg:height="0.458cm" svg:x="16.809cm" svg:y="24.607cm">
          <draw:text-box>
            <text:p text:style-name="P1"><text:span text:style-name="T1">5.253</text:span></text:p>
          </draw:text-box>
        </draw:frame>
        <draw:frame draw:style-name="gr17" draw:layer="layout" svg:width="2.792cm" svg:height="0.458cm" svg:x="1.862cm" svg:y="25.119cm">
          <draw:text-box>
            <text:p text:style-name="P1"><text:span text:style-name="T1">SHORT-SERV-5</text:span></text:p>
          </draw:text-box>
        </draw:frame>
        <draw:frame draw:style-name="gr12" draw:layer="layout" svg:width="1.124cm" svg:height="0.458cm" svg:x="9.162cm" svg:y="25.119cm">
          <draw:text-box>
            <text:p text:style-name="P1"><text:span text:style-name="T1">4.047</text:span></text:p>
          </draw:text-box>
        </draw:frame>
        <draw:frame draw:style-name="gr12" draw:layer="layout" svg:width="1.124cm" svg:height="0.458cm" svg:x="13.142cm" svg:y="25.119cm">
          <draw:text-box>
            <text:p text:style-name="P1"><text:span text:style-name="T1">3.702</text:span></text:p>
          </draw:text-box>
        </draw:frame>
        <draw:frame draw:style-name="gr12" draw:layer="layout" svg:width="1.124cm" svg:height="0.458cm" svg:x="16.809cm" svg:y="25.119cm">
          <draw:text-box>
            <text:p text:style-name="P1"><text:span text:style-name="T1">4.461</text:span></text:p>
          </draw:text-box>
        </draw:frame>
        <draw:frame draw:style-name="gr18" draw:layer="layout" svg:width="1.585cm" svg:height="0.458cm" svg:x="1.862cm" svg:y="26.143cm">
          <draw:text-box>
            <text:p text:style-name="P1"><text:span text:style-name="T2">AMEAN</text:span></text:p>
          </draw:text-box>
        </draw:frame>
        <draw:frame draw:style-name="gr19" draw:layer="layout" svg:width="1.234cm" svg:height="0.458cm" svg:x="9.154cm" svg:y="26.143cm">
          <draw:text-box>
            <text:p text:style-name="P1"><text:span text:style-name="T2">4.826</text:span></text:p>
          </draw:text-box>
        </draw:frame>
        <draw:frame draw:style-name="gr19" draw:layer="layout" svg:width="1.234cm" svg:height="0.458cm" svg:x="13.134cm" svg:y="26.143cm">
          <draw:text-box>
            <text:p text:style-name="P1"><text:span text:style-name="T2">3.995</text:span></text:p>
          </draw:text-box>
        </draw:frame>
        <draw:frame draw:style-name="gr19" draw:layer="layout" svg:width="1.234cm" svg:height="0.458cm" svg:x="16.801cm" svg:y="26.143cm">
          <draw:text-box>
            <text:p text:style-name="P1"><text:span text:style-name="T2">4.266</text:span></text:p>
          </draw:text-box>
        </draw:frame>
        <draw:polygon draw:style-name="gr20" draw:layer="layout" svg:width="0.067cm" svg:height="0.605cm" svg:x="1.761cm" svg:y="2.426cm" svg:viewBox="0 0 68 606" draw:points="0,606 68,606 68,0 0,0">
          <text:p/>
        </draw:polygon>
        <draw:line draw:style-name="gr21" draw:layer="layout" svg:x1="1.78cm" svg:y1="4.519cm" svg:x2="1.78cm" svg:y2="26.578cm">
          <text:p/>
        </draw:line>
        <draw:polygon draw:style-name="gr22" draw:layer="layout" svg:width="0.033cm" svg:height="22.063cm" svg:x="1.778cm" svg:y="4.517cm" svg:viewBox="0 0 34 22064" draw:points="0,22064 34,22064 34,0 0,0">
          <text:p/>
        </draw:polygon>
        <draw:line draw:style-name="gr21" draw:layer="layout" svg:x1="6.158cm" svg:y1="4.553cm" svg:x2="6.158cm" svg:y2="26.578cm">
          <text:p/>
        </draw:line>
        <draw:polygon draw:style-name="gr22" draw:layer="layout" svg:width="0.034cm" svg:height="22.029cm" svg:x="6.155cm" svg:y="4.551cm" svg:viewBox="0 0 35 22030" draw:points="0,22030 35,22030 35,0 0,0">
          <text:p/>
        </draw:polygon>
        <draw:line draw:style-name="gr21" draw:layer="layout" svg:x1="10.108cm" svg:y1="4.553cm" svg:x2="10.108cm" svg:y2="26.578cm">
          <text:p/>
        </draw:line>
        <draw:polygon draw:style-name="gr22" draw:layer="layout" svg:width="0.034cm" svg:height="22.029cm" svg:x="10.106cm" svg:y="4.551cm" svg:viewBox="0 0 35 22030" draw:points="0,22030 35,22030 35,0 0,0">
          <text:p/>
        </draw:polygon>
        <draw:line draw:style-name="gr21" draw:layer="layout" svg:x1="14.088cm" svg:y1="4.553cm" svg:x2="14.088cm" svg:y2="26.578cm">
          <text:p/>
        </draw:line>
        <draw:polygon draw:style-name="gr22" draw:layer="layout" svg:width="0.034cm" svg:height="22.029cm" svg:x="14.086cm" svg:y="4.551cm" svg:viewBox="0 0 35 22030" draw:points="0,22030 35,22030 35,0 0,0">
          <text:p/>
        </draw:polygon>
        <draw:line draw:style-name="gr21" draw:layer="layout" svg:x1="17.756cm" svg:y1="4.553cm" svg:x2="17.756cm" svg:y2="26.578cm">
          <text:p/>
        </draw:line>
        <draw:polygon draw:style-name="gr22" draw:layer="layout" svg:width="0.034cm" svg:height="22.029cm" svg:x="17.753cm" svg:y="4.551cm" svg:viewBox="0 0 35 22030" draw:points="0,22030 35,22030 35,0 0,0">
          <text:p/>
        </draw:polygon>
        <draw:polygon draw:style-name="gr22" draw:layer="layout" svg:width="15.947cm" svg:height="0.068cm" svg:x="1.828cm" svg:y="2.426cm" svg:viewBox="0 0 15948 69" draw:points="0,69 15948,69 15948,0 0,0">
          <text:p/>
        </draw:polygon>
        <draw:polygon draw:style-name="gr22" draw:layer="layout" svg:width="15.947cm" svg:height="0.067cm" svg:x="1.828cm" svg:y="2.964cm" svg:viewBox="0 0 15948 68" draw:points="0,68 15948,68 15948,0 0,0">
          <text:p/>
        </draw:polygon>
        <draw:line draw:style-name="gr21" draw:layer="layout" svg:x1="1.813cm" svg:y1="4.519cm" svg:x2="17.785cm" svg:y2="4.519cm">
          <text:p/>
        </draw:line>
        <draw:polygon draw:style-name="gr22" draw:layer="layout" svg:width="15.976cm" svg:height="0.034cm" svg:x="1.811cm" svg:y="4.517cm" svg:viewBox="0 0 15977 35" draw:points="0,35 15977,35 15977,0 0,0">
          <text:p/>
        </draw:polygon>
        <draw:line draw:style-name="gr21" draw:layer="layout" svg:x1="1.813cm" svg:y1="5.032cm" svg:x2="17.785cm" svg:y2="5.032cm">
          <text:p/>
        </draw:line>
        <draw:polygon draw:style-name="gr22" draw:layer="layout" svg:width="15.976cm" svg:height="0.034cm" svg:x="1.811cm" svg:y="5.029cm" svg:viewBox="0 0 15977 35" draw:points="0,35 15977,35 15977,0 0,0">
          <text:p/>
        </draw:polygon>
        <draw:line draw:style-name="gr21" draw:layer="layout" svg:x1="1.813cm" svg:y1="26.036cm" svg:x2="17.785cm" svg:y2="26.036cm">
          <text:p/>
        </draw:line>
        <draw:polygon draw:style-name="gr22" draw:layer="layout" svg:width="15.976cm" svg:height="0.034cm" svg:x="1.811cm" svg:y="26.034cm" svg:viewBox="0 0 15977 35" draw:points="0,35 15977,35 15977,0 0,0">
          <text:p/>
        </draw:polygon>
        <draw:line draw:style-name="gr21" draw:layer="layout" svg:x1="1.813cm" svg:y1="26.548cm" svg:x2="17.785cm" svg:y2="26.548cm">
          <text:p/>
        </draw:line>
        <draw:polygon draw:style-name="gr22" draw:layer="layout" svg:width="15.976cm" svg:height="0.034cm" svg:x="1.811cm" svg:y="26.546cm" svg:viewBox="0 0 15977 35" draw:points="0,35 15977,35 15977,0 0,0">
          <text:p/>
        </draw:polygon>
        <draw:frame draw:style-name="gr23" draw:layer="layout" svg:width="3.05cm" svg:height="0.458cm" svg:x="10.805cm" svg:y="2.544cm">
          <draw:text-box>
            <text:p text:style-name="P1"><text:span text:style-name="T2">PERCEPTRON </text:span></text:p>
          </draw:text-box>
        </draw:frame>
      </draw:page>
      <draw:page draw:name="page2" draw:style-name="dp1" draw:master-page-name="master-page22">
        <draw:frame draw:style-name="gr24" draw:layer="layout" svg:width="2.563cm" svg:height="0.458cm" svg:x="1.862cm" svg:y="2.006cm">
          <draw:text-box>
            <text:p text:style-name="P1"><text:span text:style-name="T1">Soham Desai</text:span></text:p>
          </draw:text-box>
        </draw:frame>
        <draw:frame draw:style-name="gr25" draw:layer="layout" svg:width="3.736cm" svg:height="0.458cm" svg:x="1.862cm" svg:y="3.09cm">
          <draw:text-box>
            <text:p text:style-name="P1"><text:span text:style-name="T1"><text:s/></text:span><text:span text:style-name="T1">Hist:127, Pcpt:256</text:span></text:p>
          </draw:text-box>
        </draw:frame>
        <draw:frame draw:style-name="gr26" draw:layer="layout" svg:width="0.125cm" svg:height="0.458cm" svg:x="6.126cm" svg:y="3.09cm">
          <draw:text-box>
            <text:p text:style-name="P1"><text:span text:style-name="T1"><text:s/></text:span></text:p>
          </draw:text-box>
        </draw:frame>
        <draw:frame draw:style-name="gr7" draw:layer="layout" svg:width="3.486cm" svg:height="0.458cm" svg:x="1.862cm" svg:y="3.602cm">
          <draw:text-box>
            <text:p text:style-name="P1"><text:span text:style-name="T1"><text:s/></text:span><text:span text:style-name="T1">H127_P256.32KB</text:span></text:p>
          </draw:text-box>
        </draw:frame>
        <draw:frame draw:style-name="gr27" draw:layer="layout" svg:width="4.058cm" svg:height="0.458cm" svg:x="1.862cm" svg:y="4.627cm">
          <draw:text-box>
            <text:p text:style-name="P1"><text:span text:style-name="T2">PERCEPTRON_127 </text:span></text:p>
          </draw:text-box>
        </draw:frame>
        <draw:frame draw:style-name="gr12" draw:layer="layout" svg:width="1.124cm" svg:height="0.458cm" svg:x="5.097cm" svg:y="5.139cm">
          <draw:text-box>
            <text:p text:style-name="P1"><text:span text:style-name="T1">4.109</text:span></text:p>
          </draw:text-box>
        </draw:frame>
        <draw:frame draw:style-name="gr12" draw:layer="layout" svg:width="1.124cm" svg:height="0.458cm" svg:x="5.097cm" svg:y="5.651cm">
          <draw:text-box>
            <text:p text:style-name="P1"><text:span text:style-name="T1">7.384</text:span></text:p>
          </draw:text-box>
        </draw:frame>
        <draw:frame draw:style-name="gr12" draw:layer="layout" svg:width="1.124cm" svg:height="0.458cm" svg:x="5.097cm" svg:y="6.163cm">
          <draw:text-box>
            <text:p text:style-name="P1"><text:span text:style-name="T1">3.699</text:span></text:p>
          </draw:text-box>
        </draw:frame>
        <draw:frame draw:style-name="gr12" draw:layer="layout" svg:width="1.124cm" svg:height="0.458cm" svg:x="5.097cm" svg:y="6.676cm">
          <draw:text-box>
            <text:p text:style-name="P1"><text:span text:style-name="T1">4.749</text:span></text:p>
          </draw:text-box>
        </draw:frame>
        <draw:frame draw:style-name="gr12" draw:layer="layout" svg:width="1.124cm" svg:height="0.458cm" svg:x="5.097cm" svg:y="7.189cm">
          <draw:text-box>
            <text:p text:style-name="P1"><text:span text:style-name="T1">9.737</text:span></text:p>
          </draw:text-box>
        </draw:frame>
        <draw:frame draw:style-name="gr12" draw:layer="layout" svg:width="1.124cm" svg:height="0.458cm" svg:x="5.097cm" svg:y="7.701cm">
          <draw:text-box>
            <text:p text:style-name="P1"><text:span text:style-name="T1">5.105</text:span></text:p>
          </draw:text-box>
        </draw:frame>
        <draw:frame draw:style-name="gr12" draw:layer="layout" svg:width="1.124cm" svg:height="0.458cm" svg:x="5.097cm" svg:y="8.213cm">
          <draw:text-box>
            <text:p text:style-name="P1"><text:span text:style-name="T1">1.841</text:span></text:p>
          </draw:text-box>
        </draw:frame>
        <draw:frame draw:style-name="gr13" draw:layer="layout" svg:width="1.374cm" svg:height="0.458cm" svg:x="4.898cm" svg:y="8.726cm">
          <draw:text-box>
            <text:p text:style-name="P1"><text:span text:style-name="T1">21.050</text:span></text:p>
          </draw:text-box>
        </draw:frame>
        <draw:frame draw:style-name="gr12" draw:layer="layout" svg:width="1.124cm" svg:height="0.458cm" svg:x="5.097cm" svg:y="9.238cm">
          <draw:text-box>
            <text:p text:style-name="P1"><text:span text:style-name="T1">1.320</text:span></text:p>
          </draw:text-box>
        </draw:frame>
        <draw:frame draw:style-name="gr12" draw:layer="layout" svg:width="1.124cm" svg:height="0.458cm" svg:x="5.097cm" svg:y="9.75cm">
          <draw:text-box>
            <text:p text:style-name="P1"><text:span text:style-name="T1">4.860</text:span></text:p>
          </draw:text-box>
        </draw:frame>
        <draw:frame draw:style-name="gr12" draw:layer="layout" svg:width="1.124cm" svg:height="0.458cm" svg:x="5.097cm" svg:y="10.262cm">
          <draw:text-box>
            <text:p text:style-name="P1"><text:span text:style-name="T1">2.517</text:span></text:p>
          </draw:text-box>
        </draw:frame>
        <draw:frame draw:style-name="gr12" draw:layer="layout" svg:width="1.124cm" svg:height="0.458cm" svg:x="5.097cm" svg:y="10.774cm">
          <draw:text-box>
            <text:p text:style-name="P1"><text:span text:style-name="T1">2.078</text:span></text:p>
          </draw:text-box>
        </draw:frame>
        <draw:frame draw:style-name="gr13" draw:layer="layout" svg:width="1.374cm" svg:height="0.458cm" svg:x="4.898cm" svg:y="11.287cm">
          <draw:text-box>
            <text:p text:style-name="P1"><text:span text:style-name="T1">11.464</text:span></text:p>
          </draw:text-box>
        </draw:frame>
        <draw:frame draw:style-name="gr13" draw:layer="layout" svg:width="1.374cm" svg:height="0.458cm" svg:x="4.898cm" svg:y="11.799cm">
          <draw:text-box>
            <text:p text:style-name="P1"><text:span text:style-name="T1">10.606</text:span></text:p>
          </draw:text-box>
        </draw:frame>
        <draw:frame draw:style-name="gr12" draw:layer="layout" svg:width="1.124cm" svg:height="0.458cm" svg:x="5.097cm" svg:y="12.311cm">
          <draw:text-box>
            <text:p text:style-name="P1"><text:span text:style-name="T1">1.421</text:span></text:p>
          </draw:text-box>
        </draw:frame>
        <draw:frame draw:style-name="gr12" draw:layer="layout" svg:width="1.124cm" svg:height="0.458cm" svg:x="5.097cm" svg:y="12.823cm">
          <draw:text-box>
            <text:p text:style-name="P1"><text:span text:style-name="T1">1.798</text:span></text:p>
          </draw:text-box>
        </draw:frame>
        <draw:frame draw:style-name="gr12" draw:layer="layout" svg:width="1.124cm" svg:height="0.458cm" svg:x="5.097cm" svg:y="13.336cm">
          <draw:text-box>
            <text:p text:style-name="P1"><text:span text:style-name="T1">3.596</text:span></text:p>
          </draw:text-box>
        </draw:frame>
        <draw:frame draw:style-name="gr12" draw:layer="layout" svg:width="1.124cm" svg:height="0.458cm" svg:x="5.097cm" svg:y="13.849cm">
          <draw:text-box>
            <text:p text:style-name="P1"><text:span text:style-name="T1">3.999</text:span></text:p>
          </draw:text-box>
        </draw:frame>
        <draw:frame draw:style-name="gr12" draw:layer="layout" svg:width="1.124cm" svg:height="0.458cm" svg:x="5.097cm" svg:y="14.361cm">
          <draw:text-box>
            <text:p text:style-name="P1"><text:span text:style-name="T1">1.128</text:span></text:p>
          </draw:text-box>
        </draw:frame>
        <draw:frame draw:style-name="gr12" draw:layer="layout" svg:width="1.124cm" svg:height="0.458cm" svg:x="5.097cm" svg:y="14.873cm">
          <draw:text-box>
            <text:p text:style-name="P1"><text:span text:style-name="T1">2.262</text:span></text:p>
          </draw:text-box>
        </draw:frame>
        <draw:frame draw:style-name="gr12" draw:layer="layout" svg:width="1.124cm" svg:height="0.458cm" svg:x="5.097cm" svg:y="15.385cm">
          <draw:text-box>
            <text:p text:style-name="P1"><text:span text:style-name="T1">2.342</text:span></text:p>
          </draw:text-box>
        </draw:frame>
        <draw:frame draw:style-name="gr12" draw:layer="layout" svg:width="1.124cm" svg:height="0.458cm" svg:x="5.097cm" svg:y="15.898cm">
          <draw:text-box>
            <text:p text:style-name="P1"><text:span text:style-name="T1">0.965</text:span></text:p>
          </draw:text-box>
        </draw:frame>
        <draw:frame draw:style-name="gr12" draw:layer="layout" svg:width="1.124cm" svg:height="0.458cm" svg:x="5.097cm" svg:y="16.41cm">
          <draw:text-box>
            <text:p text:style-name="P1"><text:span text:style-name="T1">0.432</text:span></text:p>
          </draw:text-box>
        </draw:frame>
        <draw:frame draw:style-name="gr12" draw:layer="layout" svg:width="1.124cm" svg:height="0.458cm" svg:x="5.097cm" svg:y="16.922cm">
          <draw:text-box>
            <text:p text:style-name="P1"><text:span text:style-name="T1">0.188</text:span></text:p>
          </draw:text-box>
        </draw:frame>
        <draw:frame draw:style-name="gr12" draw:layer="layout" svg:width="1.124cm" svg:height="0.458cm" svg:x="5.097cm" svg:y="17.434cm">
          <draw:text-box>
            <text:p text:style-name="P1"><text:span text:style-name="T1">0.788</text:span></text:p>
          </draw:text-box>
        </draw:frame>
        <draw:frame draw:style-name="gr12" draw:layer="layout" svg:width="1.124cm" svg:height="0.458cm" svg:x="5.097cm" svg:y="17.946cm">
          <draw:text-box>
            <text:p text:style-name="P1"><text:span text:style-name="T1">4.466</text:span></text:p>
          </draw:text-box>
        </draw:frame>
        <draw:frame draw:style-name="gr12" draw:layer="layout" svg:width="1.124cm" svg:height="0.458cm" svg:x="5.097cm" svg:y="18.459cm">
          <draw:text-box>
            <text:p text:style-name="P1"><text:span text:style-name="T1">8.858</text:span></text:p>
          </draw:text-box>
        </draw:frame>
        <draw:frame draw:style-name="gr12" draw:layer="layout" svg:width="1.124cm" svg:height="0.458cm" svg:x="5.097cm" svg:y="18.971cm">
          <draw:text-box>
            <text:p text:style-name="P1"><text:span text:style-name="T1">8.777</text:span></text:p>
          </draw:text-box>
        </draw:frame>
        <draw:frame draw:style-name="gr12" draw:layer="layout" svg:width="1.124cm" svg:height="0.458cm" svg:x="5.097cm" svg:y="19.483cm">
          <draw:text-box>
            <text:p text:style-name="P1"><text:span text:style-name="T1">1.510</text:span></text:p>
          </draw:text-box>
        </draw:frame>
        <draw:frame draw:style-name="gr12" draw:layer="layout" svg:width="1.124cm" svg:height="0.458cm" svg:x="5.097cm" svg:y="19.995cm">
          <draw:text-box>
            <text:p text:style-name="P1"><text:span text:style-name="T1">0.377</text:span></text:p>
          </draw:text-box>
        </draw:frame>
        <draw:frame draw:style-name="gr12" draw:layer="layout" svg:width="1.124cm" svg:height="0.458cm" svg:x="5.097cm" svg:y="20.509cm">
          <draw:text-box>
            <text:p text:style-name="P1"><text:span text:style-name="T1">7.610</text:span></text:p>
          </draw:text-box>
        </draw:frame>
        <draw:frame draw:style-name="gr12" draw:layer="layout" svg:width="1.124cm" svg:height="0.458cm" svg:x="5.097cm" svg:y="21.021cm">
          <draw:text-box>
            <text:p text:style-name="P1"><text:span text:style-name="T1">9.584</text:span></text:p>
          </draw:text-box>
        </draw:frame>
        <draw:frame draw:style-name="gr12" draw:layer="layout" svg:width="1.124cm" svg:height="0.458cm" svg:x="5.097cm" svg:y="21.533cm">
          <draw:text-box>
            <text:p text:style-name="P1"><text:span text:style-name="T1">1.844</text:span></text:p>
          </draw:text-box>
        </draw:frame>
        <draw:frame draw:style-name="gr12" draw:layer="layout" svg:width="1.124cm" svg:height="0.458cm" svg:x="5.097cm" svg:y="22.045cm">
          <draw:text-box>
            <text:p text:style-name="P1"><text:span text:style-name="T1">1.462</text:span></text:p>
          </draw:text-box>
        </draw:frame>
        <draw:frame draw:style-name="gr12" draw:layer="layout" svg:width="1.124cm" svg:height="0.458cm" svg:x="5.097cm" svg:y="22.558cm">
          <draw:text-box>
            <text:p text:style-name="P1"><text:span text:style-name="T1">7.564</text:span></text:p>
          </draw:text-box>
        </draw:frame>
        <draw:frame draw:style-name="gr12" draw:layer="layout" svg:width="1.124cm" svg:height="0.458cm" svg:x="5.097cm" svg:y="23.07cm">
          <draw:text-box>
            <text:p text:style-name="P1"><text:span text:style-name="T1">5.271</text:span></text:p>
          </draw:text-box>
        </draw:frame>
        <draw:frame draw:style-name="gr12" draw:layer="layout" svg:width="1.124cm" svg:height="0.458cm" svg:x="5.097cm" svg:y="23.582cm">
          <draw:text-box>
            <text:p text:style-name="P1"><text:span text:style-name="T1">5.512</text:span></text:p>
          </draw:text-box>
        </draw:frame>
        <draw:frame draw:style-name="gr12" draw:layer="layout" svg:width="1.124cm" svg:height="0.458cm" svg:x="5.097cm" svg:y="24.094cm">
          <draw:text-box>
            <text:p text:style-name="P1"><text:span text:style-name="T1">8.021</text:span></text:p>
          </draw:text-box>
        </draw:frame>
        <draw:frame draw:style-name="gr12" draw:layer="layout" svg:width="1.124cm" svg:height="0.458cm" svg:x="5.097cm" svg:y="24.607cm">
          <draw:text-box>
            <text:p text:style-name="P1"><text:span text:style-name="T1">6.915</text:span></text:p>
          </draw:text-box>
        </draw:frame>
        <draw:frame draw:style-name="gr12" draw:layer="layout" svg:width="1.124cm" svg:height="0.458cm" svg:x="5.097cm" svg:y="25.119cm">
          <draw:text-box>
            <text:p text:style-name="P1"><text:span text:style-name="T1">6.280</text:span></text:p>
          </draw:text-box>
        </draw:frame>
        <draw:frame draw:style-name="gr19" draw:layer="layout" svg:width="1.234cm" svg:height="0.458cm" svg:x="5.089cm" svg:y="26.143cm">
          <draw:text-box>
            <text:p text:style-name="P1"><text:span text:style-name="T2">4.837</text:span></text:p>
          </draw:text-box>
        </draw:frame>
        <draw:polygon draw:style-name="gr20" draw:layer="layout" svg:width="0.068cm" svg:height="0.537cm" svg:x="6.024cm" svg:y="2.494cm" svg:viewBox="0 0 69 538" draw:points="0,538 69,538 69,0 0,0">
          <text:p/>
        </draw:polygon>
        <draw:line draw:style-name="gr21" draw:layer="layout" svg:x1="6.043cm" svg:y1="4.553cm" svg:x2="6.043cm" svg:y2="26.578cm">
          <text:p/>
        </draw:line>
        <draw:polygon draw:style-name="gr22" draw:layer="layout" svg:width="0.034cm" svg:height="22.029cm" svg:x="6.041cm" svg:y="4.551cm" svg:viewBox="0 0 35 22030" draw:points="0,22030 35,22030 35,0 0,0">
          <text:p/>
        </draw:polygon>
        <draw:line draw:style-name="gr21" draw:layer="layout" svg:x1="1.78cm" svg:y1="4.519cm" svg:x2="1.78cm" svg:y2="5.061cm">
          <text:p/>
        </draw:line>
        <draw:polygon draw:style-name="gr22" draw:layer="layout" svg:width="0.033cm" svg:height="0.546cm" svg:x="1.778cm" svg:y="4.517cm" svg:viewBox="0 0 34 547" draw:points="0,547 34,547 34,0 0,0">
          <text:p/>
        </draw:polygon>
        <draw:polygon draw:style-name="gr22" draw:layer="layout" svg:width="4.298cm" svg:height="0.068cm" svg:x="1.794cm" svg:y="2.426cm" svg:viewBox="0 0 4299 69" draw:points="0,69 4299,69 4299,0 0,0">
          <text:p/>
        </draw:polygon>
        <draw:polygon draw:style-name="gr22" draw:layer="layout" svg:width="4.298cm" svg:height="0.067cm" svg:x="1.794cm" svg:y="2.964cm" svg:viewBox="0 0 4299 68" draw:points="0,68 4299,68 4299,0 0,0">
          <text:p/>
        </draw:polygon>
        <draw:line draw:style-name="gr21" draw:layer="layout" svg:x1="1.813cm" svg:y1="4.519cm" svg:x2="6.073cm" svg:y2="4.519cm">
          <text:p/>
        </draw:line>
        <draw:polygon draw:style-name="gr22" draw:layer="layout" svg:width="4.264cm" svg:height="0.034cm" svg:x="1.811cm" svg:y="4.517cm" svg:viewBox="0 0 4265 35" draw:points="0,35 4265,35 4265,0 0,0">
          <text:p/>
        </draw:polygon>
        <draw:line draw:style-name="gr21" draw:layer="layout" svg:x1="1.813cm" svg:y1="5.032cm" svg:x2="6.073cm" svg:y2="5.032cm">
          <text:p/>
        </draw:line>
        <draw:polygon draw:style-name="gr22" draw:layer="layout" svg:width="4.264cm" svg:height="0.034cm" svg:x="1.811cm" svg:y="5.029cm" svg:viewBox="0 0 4265 35" draw:points="0,35 4265,35 4265,0 0,0">
          <text:p/>
        </draw:polygon>
        <draw:line draw:style-name="gr21" draw:layer="layout" svg:x1="1.797cm" svg:y1="26.036cm" svg:x2="6.073cm" svg:y2="26.036cm">
          <text:p/>
        </draw:line>
        <draw:polygon draw:style-name="gr22" draw:layer="layout" svg:width="4.281cm" svg:height="0.034cm" svg:x="1.794cm" svg:y="26.034cm" svg:viewBox="0 0 4282 35" draw:points="0,35 4282,35 4282,0 0,0">
          <text:p/>
        </draw:polygon>
        <draw:line draw:style-name="gr21" draw:layer="layout" svg:x1="1.797cm" svg:y1="26.548cm" svg:x2="6.073cm" svg:y2="26.548cm">
          <text:p/>
        </draw:line>
        <draw:polygon draw:style-name="gr22" draw:layer="layout" svg:width="4.281cm" svg:height="0.034cm" svg:x="1.794cm" svg:y="26.546cm" svg:viewBox="0 0 4282 35" draw:points="0,35 4282,35 4282,0 0,0">
          <text:p/>
        </draw:polygon>
        <draw:frame draw:style-name="gr23" draw:layer="layout" svg:width="3.05cm" svg:height="0.458cm" svg:x="-5.167cm" svg:y="2.544cm">
          <draw:text-box>
            <text:p text:style-name="P1"><text:span text:style-name="T2">PERCEPTRON 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1" svg:font-family="Calibri"/>
    <style:font-face style:name="Calibri" svg:font-family="Calibri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2cm" fo:margin-bottom="1cm" fo:margin-left="1.7cm" fo:margin-right="1cm" fo:page-width="21.001cm" fo:page-height="29.70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22" style:page-layout-name="PM0" draw:style-name="Mdp1"/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4-09-06T17:08:40.813001836</dc:date>
    <meta:document-statistic meta:object-count="260"/>
    <meta:generator>LibreOffice/4.2.4.2$Linux_x86 LibreOffice_project/420m0$Build-2</meta:generator>
  </office:meta>
</office:document-meta>
</file>